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90000001C6E12183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fbb2" officeooo:paragraph-rsid="001afb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st</text:p>
      <text:p text:style-name="P1"><draw:frame draw:style-name="fr1" draw:name="graphics1" text:anchor-type="paragraph" svg:width="2.776cm" svg:height="0.741cm" draw:z-index="0"><draw:image xlink:href="Pictures/10000000000000690000001C6E121833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an Soiland-Reyes</meta:initial-creator>
    <meta:creation-date>2014-06-11T18:50:45.426764768</meta:creation-date>
    <dc:date>2014-06-11T18:53:19.208228043</dc:date>
    <dc:creator>Stian Soiland-Reyes</dc:creator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6" meta:non-whitespace-character-count="5"/>
    <meta:generator>LibreOffice/4.1.3.2$Linux_X86_64 LibreOffice_project/410m0$Build-2</meta:generator>
  </office:meta>
</office:document-meta>
</file>